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2436C000016970000186B3150B9D20B82A469.emf" manifest:media-type="image/x-emf"/>
  <manifest:file-entry manifest:full-path="Pictures/10000201000000DB000000ECA5D6C6BAEE7475A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fficinaSansStd-Bold" svg:font-family="OfficinaSansStd-Bold, Cambria"/>
    <style:font-face style:name="OfficinaSansStd-Book" svg:font-family="OfficinaSansStd-Book, 'ITC Officina Sans Std Book'"/>
    <style:font-face style:name="StarSymbol" svg:font-family="Star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HelveticaNeueLTStd-Hv" svg:font-family="HelveticaNeueLTStd-Hv, Cambria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8.628cm" fo:margin-left="-1.413cm" style:page-number="auto" table:align="left" style:writing-mode="lr-tb"/>
    </style:style>
    <style:style style:name="Tabla1.A" style:family="table-column">
      <style:table-column-properties style:column-width="6.648cm"/>
    </style:style>
    <style:style style:name="Tabla1.B" style:family="table-column">
      <style:table-column-properties style:column-width="6.144cm"/>
    </style:style>
    <style:style style:name="Tabla1.C" style:family="table-column">
      <style:table-column-properties style:column-width="3.699cm"/>
    </style:style>
    <style:style style:name="Tabla1.D" style:family="table-column">
      <style:table-column-properties style:column-width="2.138cm"/>
    </style:style>
    <style:style style:name="Tabla1.1" style:family="table-row">
      <style:table-row-properties style:min-row-height="0.612cm" fo:keep-together="auto"/>
    </style:style>
    <style:style style:name="Tabla1.A1" style:family="table-cell">
      <style:table-cell-properties style:vertical-align="middle" fo:background-color="#b3b3b3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middle" fo:background-color="#b3b3b3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la1.2" style:family="table-row">
      <style:table-row-properties style:min-row-height="0.603cm" fo:keep-together="auto"/>
    </style:style>
    <style:style style:name="Tabla1.A2" style:family="table-cell">
      <style:table-cell-properties style:vertical-align="middle" fo:background-color="#b3b3b3" fo:padding-left="0.191cm" fo:padding-right="0.191cm" fo:padding-top="0cm" fo:padding-bottom="0cm" fo:border-left="1pt solid #000000" fo:border-right="none" fo:border-top="0.5pt solid #000000" fo:border-bottom="1pt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b3b3b3" fo:padding-left="0.191cm" fo:padding-right="0.191cm" fo:padding-top="0cm" fo:padding-bottom="0cm" fo:border-left="0.5pt solid #000000" fo:border-right="1pt solid #000000" fo:border-top="0.5pt solid #000000" fo:border-bottom="1pt solid #000000" style:writing-mode="lr-tb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Tabla1.4" style:family="table-row">
      <style:table-row-properties style:min-row-height="0.637cm" fo:keep-together="auto"/>
    </style:style>
    <style:style style:name="Tabla1.A4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a2" style:family="table">
      <style:table-properties style:width="13.774cm" fo:margin-left="-0.199cm" table:align="left" style:writing-mode="lr-tb"/>
    </style:style>
    <style:style style:name="Tabla2.A" style:family="table-column">
      <style:table-column-properties style:column-width="6.877cm"/>
    </style:style>
    <style:style style:name="Tabla2.B" style:family="table-column">
      <style:table-column-properties style:column-width="6.8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3.774cm" fo:margin-left="-0.199cm" table:align="left" style:writing-mode="lr-tb"/>
    </style:style>
    <style:style style:name="Tabla3.A" style:family="table-column">
      <style:table-column-properties style:column-width="6.877cm"/>
    </style:style>
    <style:style style:name="Tabla3.B" style:family="table-column">
      <style:table-column-properties style:column-width="6.89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style="italic" style:font-size-asian="10pt" style:font-style-asian="italic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5pt" fo:font-weight="bold" style:font-size-asian="5pt" style:font-weight-asian="bold" style:font-size-complex="5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5pt" style:rfc-language-tag="es-ES-u-co-trad" fo:language="es" fo:country="ES" fo:font-weight="bold" style:font-size-asian="5pt" style:font-weight-asian="bold" style:font-size-complex="5pt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5pt" style:font-size-asian="5pt" style:font-size-complex="5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 style:snap-to-layout-grid="false"/>
    </style:style>
    <style:style style:name="P14" style:family="paragraph" style:parent-style-name="Standard" style:list-style-name="WW8Num5">
      <style:paragraph-properties fo:text-align="justify" style:justify-single-word="false"/>
    </style:style>
    <style:style style:name="P15" style:family="paragraph" style:parent-style-name="Standard" style:list-style-name="WW8Num5">
      <style:paragraph-properties fo:text-align="justify" style:justify-single-word="false"/>
      <style:text-properties officeooo:paragraph-rsid="001970de"/>
    </style:style>
    <style:style style:name="P16" style:family="paragraph" style:parent-style-name="Standard" style:list-style-name="WW8Num7">
      <style:paragraph-properties fo:text-align="justify" style:justify-single-word="false"/>
    </style:style>
    <style:style style:name="P17" style:family="paragraph" style:parent-style-name="Standard" style:list-style-name="WW8Num8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1b110a"/>
    </style:style>
    <style:style style:name="P19" style:family="paragraph" style:parent-style-name="Standard">
      <style:paragraph-properties>
        <style:tab-stops>
          <style:tab-stop style:position="8.855cm"/>
        </style:tab-stops>
      </style:paragraph-properties>
    </style:style>
    <style:style style:name="P20" style:family="paragraph" style:parent-style-name="Standard">
      <style:paragraph-properties fo:text-align="justify" style:justify-single-word="false"/>
      <style:text-properties fo:color="#000000" fo:background-color="#ff6d6d"/>
    </style:style>
    <style:style style:name="P21" style:family="paragraph" style:parent-style-name="Standard">
      <style:paragraph-properties fo:text-align="justify" style:justify-single-word="false"/>
      <style:text-properties fo:background-color="#ff6d6d"/>
    </style:style>
    <style:style style:name="P22" style:family="paragraph" style:parent-style-name="Standard">
      <style:paragraph-properties fo:text-align="justify" style:justify-single-word="false"/>
      <style:text-properties fo:background-color="#ffbf00"/>
    </style:style>
    <style:style style:name="P23" style:family="paragraph" style:parent-style-name="Standard" style:list-style-name="WW8Num5">
      <style:paragraph-properties fo:text-align="justify" style:justify-single-word="false"/>
      <style:text-properties officeooo:rsid="001970de" officeooo:paragraph-rsid="001970de"/>
    </style:style>
    <style:style style:name="P24" style:family="paragraph" style:parent-style-name="Standard" style:list-style-name="WW8Num5">
      <style:paragraph-properties fo:text-align="justify" style:justify-single-word="false"/>
      <style:text-properties officeooo:rsid="001970de" officeooo:paragraph-rsid="00199a2c"/>
    </style:style>
    <style:style style:name="P25" style:family="paragraph" style:parent-style-name="Standard">
      <style:paragraph-properties fo:text-align="justify" style:justify-single-word="false"/>
      <style:text-properties officeooo:rsid="001970de" officeooo:paragraph-rsid="001970de"/>
    </style:style>
    <style:style style:name="P26" style:family="paragraph" style:parent-style-name="Standard">
      <style:paragraph-properties fo:text-align="justify" style:justify-single-word="false"/>
      <style:text-properties fo:background-color="#ffff6d"/>
    </style:style>
    <style:style style:name="P27" style:family="paragraph" style:parent-style-name="Standard">
      <style:paragraph-properties fo:text-align="justify" style:justify-single-word="false"/>
      <style:text-properties fo:background-color="#ff860d"/>
    </style:style>
    <style:style style:name="P28" style:family="paragraph" style:parent-style-name="Standard">
      <style:paragraph-properties fo:text-align="justify" style:justify-single-word="false"/>
      <style:text-properties fo:background-color="#8e86ae"/>
    </style:style>
    <style:style style:name="P29" style:family="paragraph" style:parent-style-name="Standard">
      <style:paragraph-properties fo:text-align="justify" style:justify-single-word="false"/>
      <style:text-properties fo:background-color="#77bc65"/>
    </style:style>
    <style:style style:name="P30" style:family="paragraph" style:parent-style-name="Standard">
      <style:paragraph-properties fo:text-align="justify" style:justify-single-word="false"/>
      <style:text-properties fo:background-color="#3faf46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5pt" fo:font-weight="bold" style:font-size-asian="5pt" style:font-weight-asian="bold" style:font-size-complex="5pt"/>
    </style:style>
    <style:style style:name="T3" style:family="text">
      <style:text-properties fo:font-size="5pt" style:rfc-language-tag="es-ES-u-co-trad" fo:language="es" fo:country="ES" fo:font-weight="bold" style:font-size-asian="5pt" style:font-weight-asian="bold" style:font-size-complex="5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T7" style:family="text">
      <style:text-properties fo:font-size="10pt" style:rfc-language-tag="es-ES-u-co-trad" fo:language="es" fo:country="ES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style:font-size-asian="10pt" style:font-style-asian="italic" style:font-size-complex="10pt"/>
    </style:style>
    <style:style style:name="T10" style:family="text">
      <style:text-properties style:rfc-language-tag="es-ES-u-co-trad" fo:language="es" fo:country="ES"/>
    </style:style>
    <style:style style:name="T11" style:family="text">
      <style:text-properties style:font-weight-complex="bold"/>
    </style:style>
    <style:style style:name="T12" style:family="text">
      <style:text-properties officeooo:rsid="001970de" style:font-weight-complex="bold"/>
    </style:style>
    <style:style style:name="T13" style:family="text">
      <style:text-properties style:font-name-asian="Arial"/>
    </style:style>
    <style:style style:name="T14" style:family="text">
      <style:text-properties fo:color="#0000ff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bold" style:font-name-asian="Arial" style:font-size-asian="14pt" style:font-weight-asian="bold" style:font-size-complex="14pt"/>
    </style:style>
    <style:style style:name="T17" style:family="text">
      <style:text-properties officeooo:rsid="001970d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482cm" fo:min-width="3.6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75cm" fo:min-width="1.3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22cm" fo:min-width="1.8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023cm" fo:min-width="2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41cm" fo:min-width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73cm" fo:min-width="1.6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847cm" fo:min-width="1.7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P2">CICLO FORMATIVO GRADO SUPERIOR <text:s/>DESARROLLO DE APLICACIONES INFORMÁTICAS</text:p>
          </table:table-cell>
          <table:covered-table-cell/>
          <table:covered-table-cell/>
          <table:table-cell table:style-name="Tabla1.D1" office:value-type="string">
            <text:p text:style-name="P2">IFCS02</text:p>
          </table:table-cell>
        </table:table-row>
        <table:table-row table:style-name="Tabla1.2">
          <table:table-cell table:style-name="Tabla1.A2" office:value-type="string">
            <text:p text:style-name="P9"/>
            <text:p text:style-name="P1"><text:span text:style-name="T6">MODULO PROFESIONAL</text:span><text:span text:style-name="T5"> CLAVE : </text:span></text:p>
          </table:table-cell>
          <table:table-cell table:style-name="Tabla1.B2" table:number-columns-spanned="3" office:value-type="string">
            <text:p text:style-name="P10"/>
            <text:p text:style-name="P5">SISTEMA GESTOR EMPRESARIAL</text:p>
          </table:table-cell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  <text:p text:style-name="P3">Nº EXPEDIENTE: <text:s text:c="2"/></text:p>
          </table:table-cell>
          <table:table-cell table:style-name="Tabla1.B3" office:value-type="string">
            <text:p text:style-name="P4"/>
            <text:p text:style-name="P3">DNI:</text:p>
          </table:table-cell>
          <table:table-cell table:style-name="Tabla1.C3" table:number-columns-spanned="2" office:value-type="string">
            <text:p text:style-name="P4"/>
            <text:p text:style-name="P3">FECHA ENTREGA:</text:p>
          </table:table-cell>
          <table:covered-table-cell/>
        </table:table-row>
        <table:table-row table:style-name="Tabla1.4">
          <table:table-cell table:style-name="Tabla1.A4" table:number-columns-spanned="4" office:value-type="string">
            <text:p text:style-name="P11"/>
            <text:p text:style-name="P12"><text:span text:style-name="T5">NOMBRE Y APELLIDOS</text:span><text:span text:style-name="T8"> : </text:span></text:p>
          </table:table-cell>
          <table:covered-table-cell/>
          <table:covered-table-cell/>
          <table:covered-table-cell/>
        </table:table-row>
      </table:table>
      <text:p text:style-name="P19"/>
      <text:p text:style-name="P12"><text:span text:style-name="T7"><text:tab/><text:tab/> </text:span></text:p>
      <text:p text:style-name="P7"/>
      <text:p text:style-name="P7"/>
      <text:p text:style-name="P12"/>
      <text:list xml:id="list1503134550" text:style-name="WW8Num5">
        <text:list-item>
          <text:p text:style-name="P14">Realiza un esquema explicando la estructura que vimos en clase sobre la Empresa y los elementos necesarios para crear un ERP</text:p>
        </text:list-item>
      </text:list>
      <text:p text:style-name="P12"><draw:custom-shape text:anchor-type="paragraph" draw:z-index="3" draw:name="Forma2" draw:style-name="gr2" svg:width="2.7cm" svg:height="1.747cm" svg:x="1.658cm" svg:y="0.418cm"><text:p>finanz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Forma3" draw:style-name="gr5" svg:width="1.906cm" svg:height="1.482cm" svg:x="10.31cm" svg:y="0.259cm"><text:p>vent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Forma3" draw:style-name="gr3" svg:width="3.626cm" svg:height="1.641cm" svg:x="5.495cm" svg:y="0.153cm"><text:p>manufactur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2"/>
      <text:p text:style-name="P25"/>
      <text:p text:style-name="P12"><draw:line text:anchor-type="paragraph" draw:z-index="9" draw:name="Forma4" draw:style-name="gr8" draw:text-style-name="P32" svg:x1="3.955cm" svg:y1="0.36cm" svg:x2="5.251cm" svg:y2="0.942cm"><text:p/></draw:line><draw:line text:anchor-type="paragraph" draw:z-index="10" draw:name="Forma5" draw:style-name="gr8" draw:text-style-name="P32" svg:x1="7.236cm" svg:y1="0.148cm" svg:x2="7.183cm" svg:y2="1.312cm"><text:p/></draw:line><draw:line text:anchor-type="paragraph" draw:z-index="11" draw:name="Forma6" draw:style-name="gr8" draw:text-style-name="P32" svg:x1="10.78cm" svg:y1="0.122cm" svg:x2="9.484cm" svg:y2="0.81cm"><text:p/></draw:line></text:p>
      <text:p text:style-name="P12"><draw:custom-shape text:anchor-type="paragraph" draw:z-index="5" draw:name="Forma3" draw:style-name="gr4" svg:width="4.313cm" svg:height="2.043cm" svg:x="10.68cm" svg:y="0.079cm"><text:p>Recursos humano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2"><draw:custom-shape text:anchor-type="paragraph" draw:z-index="2" draw:name="Forma1" draw:style-name="gr1" svg:width="3.784cm" svg:height="1.641cm" svg:x="5.415cm" svg:y="0.339cm"><text:p><text:s/>Sistema ER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custom-shape text:anchor-type="paragraph" draw:z-index="7" draw:name="Forma3" draw:style-name="gr6" svg:width="3.335cm" svg:height="1.546cm" svg:x="0.573cm" svg:y="0.238cm"><text:p>contavilidad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" draw:name="Forma7" draw:style-name="gr8" draw:text-style-name="P32" svg:x1="10.543cm" svg:y1="0.143cm" svg:x2="9.458cm" svg:y2="0.143cm"><text:p/></draw:line></text:p>
      <text:p text:style-name="P12"><draw:line text:anchor-type="paragraph" draw:z-index="14" draw:name="Forma9" draw:style-name="gr8" draw:text-style-name="P32" svg:x1="3.907cm" svg:y1="0.555cm" svg:x2="5.436cm" svg:y2="0.185cm"><text:p/></draw:line></text:p>
      <text:p text:style-name="P12"/>
      <text:p text:style-name="P12"><draw:line text:anchor-type="paragraph" draw:z-index="13" draw:name="Forma8" draw:style-name="gr8" draw:text-style-name="P32" svg:x1="7.183cm" svg:y1="1.011cm" svg:x2="7.209cm" svg:y2="0.217cm"><text:p/></draw:line></text:p>
      <text:p text:style-name="P25"/>
      <text:p text:style-name="P25"><draw:custom-shape text:anchor-type="paragraph" draw:z-index="8" draw:name="Forma3" draw:style-name="gr7" svg:width="3.467cm" svg:height="1.694cm" svg:x="5.415cm" svg:y="0.037cm"><text:p>Y otros m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5"/>
      <text:p text:style-name="P25"/>
      <text:p text:style-name="P25"/>
      <text:p text:style-name="P25"/>
      <text:list xml:id="list175343934956084" text:continue-numbering="true" text:style-name="WW8Num5">
        <text:list-item>
          <text:p text:style-name="P14">Indica los distintos comandos que tenemos en postgres para: </text:p>
        </text:list-item>
      </text:list>
      <text:list xml:id="list1036474708" text:style-name="WW8Num7">
        <text:list-item>
          <text:list>
            <text:list-item>
              <text:p text:style-name="P16">Cambiar de base de datos <text:s/><text:span text:style-name="T17">\c</text:span></text:p>
            </text:list-item>
            <text:list-item>
              <text:p text:style-name="P16">visualizar los permisos de los usuarios sobre tablas <text:span text:style-name="T17">\dp o \z</text:span></text:p>
            </text:list-item>
            <text:list-item>
              <text:p text:style-name="P16">Visualizar las vistas sean del tipo que sean <text:span text:style-name="T17">\dv y \dS</text:span></text:p>
            </text:list-item>
          </text:list>
        </text:list-item>
      </text:list>
      <text:p text:style-name="P12"/>
      <text:list xml:id="list175344245023502" text:continue-list="list175343934956084" text:style-name="WW8Num5">
        <text:list-item>
          <text:p text:style-name="P14">Relaciona los elementos de las columnas</text:p>
        </text:list-item>
      </text:list>
      <text:p text:style-name="P1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Comando de Postgres</text:p>
          </table:table-cell>
          <table:table-cell table:style-name="Tabla2.B1" office:value-type="string">
            <text:p text:style-name="P12">Comandos de otros SGBD</text:p>
          </table:table-cell>
        </table:table-row>
        <table:table-row table:style-name="Tabla2.1">
          <table:table-cell table:style-name="Tabla2.A1" office:value-type="string">
            <text:p text:style-name="P20">\dt</text:p>
          </table:table-cell>
          <table:table-cell table:style-name="Tabla2.B1" office:value-type="string">
            <text:p text:style-name="P27">Describe</text:p>
          </table:table-cell>
        </table:table-row>
        <table:table-row table:style-name="Tabla2.1">
          <table:table-cell table:style-name="Tabla2.A1" office:value-type="string">
            <text:p text:style-name="P26">\l</text:p>
          </table:table-cell>
          <table:table-cell table:style-name="Tabla2.B1" office:value-type="string">
            <text:p text:style-name="P21">Show tables</text:p>
          </table:table-cell>
        </table:table-row>
        <table:table-row table:style-name="Tabla2.1">
          <table:table-cell table:style-name="Tabla2.A1" office:value-type="string">
            <text:p text:style-name="P22">\d tabla</text:p>
          </table:table-cell>
          <table:table-cell table:style-name="Tabla2.B1" office:value-type="string">
            <text:p text:style-name="P26">Show databases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/>
          </table:table-cell>
          <table:table-cell table:style-name="Tabla3.B1" office:value-type="string">
            <text:p text:style-name="P13"/>
          </table:table-cell>
        </table:table-row>
        <table:table-row table:style-name="Tabla3.1">
          <table:table-cell table:style-name="Tabla3.A1" office:value-type="string">
            <text:p text:style-name="P28">Pg-CCCCCC</text:p>
          </table:table-cell>
          <table:table-cell table:style-name="Tabla3.B1" office:value-type="string">
            <text:p text:style-name="P12">Proc/funciones</text:p>
          </table:table-cell>
        </table:table-row>
        <table:table-row table:style-name="Tabla3.1">
          <table:table-cell table:style-name="Tabla3.A1" office:value-type="string">
            <text:p text:style-name="P29">Template1</text:p>
          </table:table-cell>
          <table:table-cell table:style-name="Tabla3.B1" office:value-type="string">
            <text:p text:style-name="P28">Vistas sistemas </text:p>
          </table:table-cell>
        </table:table-row>
        <table:table-row table:style-name="Tabla3.1">
          <table:table-cell table:style-name="Tabla3.A1" office:value-type="string">
            <text:p text:style-name="P12">\df</text:p>
          </table:table-cell>
          <table:table-cell table:style-name="Tabla3.B1" office:value-type="string">
            <text:p text:style-name="P30">Plantilla 1 que hereda de la 0</text:p>
          </table:table-cell>
        </table:table-row>
      </table:table>
      <text:p text:style-name="P18"/>
      <text:list xml:id="list175342987870411" text:continue-numbering="true" text:style-name="WW8Num5">
        <text:list-item>
          <text:p text:style-name="P14"><text:soft-page-break/>Completa:</text:p>
        </text:list-item>
      </text:list>
      <text:p text:style-name="P31"/>
      <text:p text:style-name="P31">Los Sistemas de Gestión Empresarial, permiten a las compañías, <text:span text:style-name="T17">simplificar</text:span> <text:span text:style-name="T11">agilizar</text:span>, <text:span text:style-name="T12">regular</text:span> y <text:span text:style-name="T11">controlar</text:span> los intercambios de comunicación.</text:p>
      <text:p text:style-name="P31"/>
      <text:list xml:id="list175342820045184" text:continue-numbering="true" text:style-name="WW8Num5">
        <text:list-item>
          <text:p text:style-name="P14"><text:span text:style-name="T13"><text:s/></text:span>Enumera los 5 componentes de un ERP.</text:p>
          <text:list>
            <text:list-header>
              <text:p text:style-name="P24">Mrp planeación de recursos de manufactura</text:p>
              <text:p text:style-name="P15">Frm <text:span text:style-name="T17">administración de recursos financieros</text:span></text:p>
              <text:p text:style-name="P15">Hrm <text:span text:style-name="T17">administración de los recursos humanos</text:span></text:p>
              <text:p text:style-name="P15">Scm <text:span text:style-name="T17">administración de la cadena de suministros</text:span></text:p>
              <text:p text:style-name="P23">Crm administración de las relación con el cliente</text:p>
            </text:list-header>
          </text:list>
        </text:list-item>
      </text:list>
      <text:p text:style-name="P25"/>
      <text:list xml:id="list175343576308313" text:continue-numbering="true" text:style-name="WW8Num5">
        <text:list-item>
          <text:p text:style-name="P14">Si defino estrategia de negocio enfocada al cliente que es:</text:p>
        </text:list-item>
      </text:list>
      <text:list xml:id="list2074190308" text:style-name="WW8Num8">
        <text:list-item>
          <text:p text:style-name="P17">Frm </text:p>
        </text:list-item>
        <text:list-item>
          <text:p text:style-name="P17">Hrm </text:p>
        </text:list-item>
        <text:list-item>
          <text:p text:style-name="P17">Scm </text:p>
        </text:list-item>
        <text:list-item>
          <text:p text:style-name="P17"><text:span text:style-name="T1">Ninguna de las anteriores </text:span><text:s/>***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fficinaSansStd-Bold" svg:font-family="OfficinaSansStd-Bold, Cambria"/>
    <style:font-face style:name="OfficinaSansStd-Book" svg:font-family="OfficinaSansStd-Book, 'ITC Officina Sans Std Book'"/>
    <style:font-face style:name="StarSymbol" svg:font-family="StarSymbol, 'Arial Unicode MS'"/>
    <style:font-face style:name="Courier New" svg:font-family="'Courier New'" style:font-family-generic="modern"/>
    <style:font-face style:name="DejaVu Sans Mono" svg:font-family="'DejaVu Sans Mono'" style:font-family-generic="modern"/>
    <style:font-face style:name="MS Gothic" svg:font-family="'MS Gothic', 'ＭＳ ゴシック'" style:font-family-generic="modern"/>
    <style:font-face style:name="Arial2" svg:font-family="Arial" style:font-family-generic="swiss"/>
    <style:font-face style:name="HelveticaNeueLTStd-Hv" svg:font-family="HelveticaNeueLTStd-Hv, Cambria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, 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, 'Courier New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'Courier New'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5f_TIT_5f_1" style:display-name="_TIT_1" style:family="paragraph" style:parent-style-name="Standard" style:list-style-name="WW8Num1">
      <style:paragraph-properties fo:margin-left="1.501cm" fo:margin-right="0cm" fo:margin-top="0.741cm" fo:margin-bottom="0.199cm" loext:contextual-spacing="false" style:line-height-at-least="0.67cm" fo:orphans="0" fo:widows="0" fo:hyphenation-ladder-count="no-limit" fo:text-indent="-0.75cm" style:auto-text-indent="false" style:text-autospace="none" style:vertical-align="baseline">
        <style:tab-stops>
          <style:tab-stop style:position="0.751cm"/>
        </style:tab-stops>
      </style:paragraph-properties>
      <style:text-properties fo:color="#000000" style:font-name="HelveticaNeueLTStd-Hv" fo:font-family="HelveticaNeueLTStd-Hv, Cambria" style:font-family-generic="swiss" fo:font-size="16pt" style:rfc-language-tag="es-ES-u-co-trad" fo:language="es" fo:country="ES" style:font-name-asian="Cambria" style:font-family-asian="Cambria" style:font-family-generic-asian="roman" style:font-pitch-asian="variable" style:font-size-asian="16pt" style:font-name-complex="HelveticaNeueLTStd-Hv" style:font-family-complex="HelveticaNeueLTStd-Hv, Cambria" style:font-family-generic-complex="swiss" style:font-size-complex="16pt" fo:hyphenate="false" fo:hyphenation-remain-char-count="2" fo:hyphenation-push-char-count="2"/>
    </style:style>
    <style:style style:name="_5f_TXT_5f_Respuesta_5f_lista" style:display-name="_TXT_Respuesta_lista" style:family="paragraph" style:parent-style-name="Standard">
      <style:paragraph-properties fo:margin-left="2.101cm" fo:margin-right="0cm" fo:margin-top="0cm" fo:margin-bottom="0.199cm" loext:contextual-spacing="false" style:line-height-at-least="0.423cm" fo:text-align="justify" style:justify-single-word="false" fo:orphans="0" fo:widows="0" fo:text-indent="-0.7cm" style:auto-text-indent="false" style:text-autospace="none" style:vertical-align="middle"/>
      <style:text-properties fo:color="#000000" style:font-name="OfficinaSansStd-Book" fo:font-family="OfficinaSansStd-Book, 'ITC Officina Sans Std Book'" fo:font-size="10.5pt" style:rfc-language-tag="es-ES-u-co-trad" fo:language="es" fo:country="ES" style:font-name-asian="Cambria" style:font-family-asian="Cambria" style:font-family-generic-asian="roman" style:font-pitch-asian="variable" style:font-size-asian="10.5pt" style:font-name-complex="OfficinaSansStd-Book" style:font-family-complex="OfficinaSansStd-Book, 'ITC Officina Sans Std Book'" style:font-size-complex="10.5pt"/>
    </style:style>
    <style:style style:name="_5f_TXT_5f_Pregunta_5f_lista" style:display-name="_TXT_Pregunta_lista" style:family="paragraph" style:parent-style-name="Standard" style:list-style-name="WW8Num1">
      <style:paragraph-properties fo:margin-left="1.401cm" fo:margin-right="0cm" fo:margin-top="0cm" fo:margin-bottom="0.199cm" loext:contextual-spacing="false" style:line-height-at-least="0.423cm" fo:text-align="justify" style:justify-single-word="false" fo:orphans="0" fo:widows="0" fo:text-indent="-0.7cm" style:auto-text-indent="false" style:text-autospace="none" style:vertical-align="middle"/>
      <style:text-properties style:font-name="OfficinaSansStd-Bold" fo:font-family="OfficinaSansStd-Bold, Cambria" fo:font-size="10.5pt" style:rfc-language-tag="es-ES-u-co-trad" fo:language="es" fo:country="ES" fo:font-weight="bold" style:font-name-asian="Cambria" style:font-family-asian="Cambria" style:font-family-generic-asian="roman" style:font-pitch-asian="variable" style:font-size-asian="10.5pt" style:font-weight-asian="bold" style:font-name-complex="OfficinaSansStd-Bold" style:font-family-complex="OfficinaSansStd-Bold, Cambria" style:font-size-complex="10.5pt" style:font-weight-complex="bold"/>
    </style:style>
    <style:style style:name="_5f_TXT_5f_Pregunta" style:display-name="_TXT_Pregunta" style:family="paragraph" style:parent-style-name="_5f_TXT_5f_Pregunta_5f_lista" style:list-style-name="">
      <style:paragraph-properties fo:margin-left="1.401cm" fo:margin-right="0cm" fo:text-indent="0cm" style:auto-text-indent="false"/>
    </style:style>
    <style:style style:name="_5f_TXT_5f_Respuesta" style:display-name="_TXT_Respuesta" style:family="paragraph" style:parent-style-name="_5f_TXT_5f_Respuesta_5f_lista" style:list-style-name="">
      <style:paragraph-properties fo:margin-left="1.401cm" fo:margin-right="0cm" fo:text-indent="0cm" style:auto-text-indent="false"/>
    </style:style>
    <style:style style:name="_5f_TXT_5f_Tabla_5f_Encabezado" style:display-name="_TXT_Tabla_Encabezado" style:family="paragraph" style:parent-style-name="Standard">
      <style:paragraph-properties fo:margin-top="0.106cm" fo:margin-bottom="0.106cm" loext:contextual-spacing="false" style:line-height-at-least="0.423cm" fo:text-align="center" style:justify-single-word="false" fo:orphans="0" fo:widows="0" style:text-autospace="none" style:vertical-align="baseline">
        <style:tab-stops>
          <style:tab-stop style:position="2.328cm"/>
          <style:tab-stop style:position="4.692cm"/>
          <style:tab-stop style:position="11.571cm"/>
          <style:tab-stop style:position="15.981cm"/>
        </style:tab-stops>
      </style:paragraph-properties>
      <style:text-properties fo:color="#ffffff" style:font-name="OfficinaSansStd-Bold" fo:font-family="OfficinaSansStd-Bold, Cambria" fo:font-size="10pt" style:rfc-language-tag="es-ES-u-co-trad" fo:language="es" fo:country="ES" fo:font-weight="bold" style:font-name-asian="Cambria" style:font-family-asian="Cambria" style:font-family-generic-asian="roman" style:font-pitch-asian="variable" style:font-size-asian="10pt" style:font-weight-asian="bold" style:font-name-complex="OfficinaSansStd-Bold" style:font-family-complex="OfficinaSansStd-Bold, Cambria" style:font-size-complex="10pt" style:font-weight-complex="bold"/>
    </style:style>
    <style:style style:name="_5f_TXT_5f_Tabla_5f_TXT" style:display-name="_TXT_Tabla_TXT" style:family="paragraph" style:parent-style-name="Standard">
      <style:paragraph-properties style:line-height-at-least="0.353cm" fo:orphans="0" fo:widows="0" style:text-autospace="none" style:vertical-align="baseline">
        <style:tab-stops>
          <style:tab-stop style:position="2.328cm"/>
          <style:tab-stop style:position="4.692cm"/>
          <style:tab-stop style:position="11.571cm"/>
          <style:tab-stop style:position="15.981cm"/>
        </style:tab-stops>
      </style:paragraph-properties>
      <style:text-properties fo:color="#000000" style:font-name="OfficinaSansStd-Book" fo:font-family="OfficinaSansStd-Book, 'ITC Officina Sans Std Book'" fo:font-size="8pt" style:rfc-language-tag="es-ES-u-co-trad" fo:language="es" fo:country="ES" style:font-name-asian="Cambria" style:font-family-asian="Cambria" style:font-family-generic-asian="roman" style:font-pitch-asian="variable" style:font-size-asian="8pt" style:font-name-complex="OfficinaSansStd-Book" style:font-family-complex="OfficinaSansStd-Book, 'ITC Officina Sans Std Book'" style:font-size-complex="8pt"/>
    </style:style>
    <style:style style:name="_5f_TXT_5f_Respuesta_5f_Lista_5f_sub" style:display-name="_TXT_Respuesta_Lista_sub" style:family="paragraph" style:parent-style-name="_5f_TXT_5f_Respuesta">
      <style:paragraph-properties fo:margin-left="2.101cm" fo:margin-right="0cm" fo:text-indent="0cm" style:auto-text-indent="false"/>
    </style:style>
    <style:style style:name="_5f_TIT_5f_2" style:display-name="_TIT_2" style:family="paragraph" style:parent-style-name="Standard">
      <style:paragraph-properties fo:margin-left="1.501cm" fo:margin-right="0cm" fo:margin-top="0.741cm" fo:margin-bottom="0.37cm" loext:contextual-spacing="false" style:line-height-at-least="0.529cm" fo:orphans="0" fo:widows="0" fo:hyphenation-ladder-count="no-limit" fo:text-indent="-0.75cm" style:auto-text-indent="false" style:text-autospace="none" style:vertical-align="middle"/>
      <style:text-properties fo:color="#000000" style:font-name="HelveticaNeueLTStd-Hv" fo:font-family="HelveticaNeueLTStd-Hv, Cambria" style:font-family-generic="swiss" fo:font-size="13pt" style:rfc-language-tag="es-ES-u-co-trad" fo:language="es" fo:country="ES" style:font-name-asian="Cambria" style:font-family-asian="Cambria" style:font-family-generic-asian="roman" style:font-pitch-asian="variable" style:font-size-asian="13pt" style:font-name-complex="HelveticaNeueLTStd-Hv" style:font-family-complex="HelveticaNeueLTStd-Hv, Cambria" style:font-family-generic-complex="swiss" style:font-size-complex="13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" style:font-family-asian="'DejaVu Sans'" style:font-family-generic-asian="swiss" style:font-pitch-asian="variable" style:font-size-asian="10pt" style:font-name-complex="DejaVu Sans Mono" style:font-family-complex="'DejaVu Sans Mono'" style:font-family-generic-complex="modern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fo:font-style="normal" style:font-style-asian="normal"/>
    </style:style>
    <style:style style:name="WW8Num1z2" style:family="text">
      <style:text-properties fo:font-style="italic" fo:font-weight="normal" style:font-style-asian="italic" style:font-weight-asian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Courier New" fo:font-family="'Courier New'" style:font-family-generic="modern" style:font-name-complex="Courier New" style:font-family-complex="'Courier New'" style:font-family-generic-complex="moder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Fuente_20_de_20_párrafo_20_predeter.2" style:display-name="Fuente de párrafo predeter.2" style:family="text"/>
    <style:style style:name="WW-Absatz-Standardschriftart11" style:family="text"/>
    <style:style style:name="Fuente_20_de_20_párrafo_20_predeter.1" style:display-name="Fuente de párrafo predeter.1" style:family="text"/>
    <style:style style:name="Título_20_3_20_Car" style:display-name="Título 3 Car" style:family="text">
      <style:text-properties fo:color="#4f81bd" style:font-name="Calibri" fo:font-family="Calibri" style:font-family-generic="swiss" style:font-pitch="variable" fo:font-weight="bold" style:font-name-asian="MS Gothic" style:font-family-asian="'MS Gothic', 'ＭＳ ゴシック'" style:font-family-generic-asian="modern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5f_txt_5f_bold" style:display-name="_txt_bold" style:family="text">
      <style:text-properties fo:font-weight="bold" style:font-weight-asian="bold"/>
    </style:style>
    <style:style style:name="Carácter_20_de_20_numeración" style:display-name="Carácter de numeración" style:family="text"/>
    <style:style style:name="article_5f_seperator" style:display-name="article_seperator" style:family="text" style:parent-style-name="Fuente_20_de_20_párrafo_20_predeter.1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text:style-name="WW8Num1z1" style:num-pre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pre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8Num1z3" style:num-prefix="(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WW8Num1z4" style:num-prefix="(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WW8Num1z5" style:num-prefix="()" style:num-format="i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WW8Num1z6" style:num-pre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WW8Num1z7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WW8Num1z8" style:num-prefix=".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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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22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92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2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32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0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42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12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size="10pt" fo:font-style="italic" style:font-size-asian="10pt" style:font-style-asian="italic" style:font-size-complex="10pt"/>
    </style:style>
    <style:style style:name="MT1" style:family="text">
      <style:text-properties fo:color="#0000ff"/>
    </style:style>
    <style:style style:name="MT2" style:family="text">
      <style:text-properties fo:font-size="14pt" fo:font-weight="bold" style:font-name-asian="Arial" style:font-size-asian="14pt" style:font-weight-asian="bold" style:font-size-complex="14pt"/>
    </style:style>
    <style:style style:name="MT3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35cm" fo:margin-bottom="1.249cm" fo:margin-left="3cm" fo:margin-right="4.49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68cm" fo:margin-bottom="1.169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n1" text:anchor-type="as-char" svg:width="2.231cm" svg:height="1.956cm" draw:z-index="1"><draw:image xlink:href="Pictures/1002436C000016970000186B3150B9D20B82A469.emf" xlink:type="simple" xlink:show="embed" xlink:actuate="onLoad" loext:mime-type="image/x-emf"/><draw:image xlink:href="Pictures/10000201000000DB000000ECA5D6C6BAEE7475AD.png" xlink:type="simple" xlink:show="embed" xlink:actuate="onLoad" loext:mime-type="image/png"/></draw:frame></text:span><text:span text:style-name="MT2"><text:s text:c="6"/></text:span><text:span text:style-name="MT3">PRACTICA SEMANAL</text:span></text:p>
        <text:p text:style-name="MP2">Centro Afuera</text:p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ICLO FORMATIVO GRADO MEDIO:  TÉCNICO EN SISTEMAS MICROINFORMÁTICOS Y REDES</dc:title>
    <dc:subject/>
    <meta:keyword/>
    <meta:initial-creator>Alumno</meta:initial-creator>
    <meta:creation-date>2018-09-12T10:07:00</meta:creation-date>
    <dc:date>2018-09-12T17:53:41.912000000</dc:date>
    <meta:print-date>2012-09-28T11:29:00</meta:print-date>
    <meta:editing-cycles>6</meta:editing-cycles>
    <meta:editing-duration>PT1H29M30S</meta:editing-duration>
    <meta:generator>LibreOffice/6.1.0.3$Windows_X86_64 LibreOffice_project/efb621ed25068d70781dc026f7e9c5187a4decd1</meta:generator>
    <meta:document-statistic meta:table-count="3" meta:image-count="1" meta:object-count="0" meta:page-count="2" meta:paragraph-count="44" meta:word-count="211" meta:character-count="1286" meta:non-whitespace-character-count="1108"/>
  </office:meta>
</office:document-meta>
</file>